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25-02-05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31648" calcext:value-type="float">
            <text:p>76.43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24-01-30 18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9056" calcext:value-type="float">
            <text:p>82.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23-09-20 14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23-02-15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696056" calcext:value-type="float">
            <text:p>79.6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22-10-19 15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22-01-25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6408" calcext:value-type="float">
            <text:p>78.3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21-09-09 15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21-01-08 14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3248" calcext:value-type="float">
            <text:p>77.80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20-09-01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256" calcext:value-type="float">
            <text:p>128.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20-01-27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1536" calcext:value-type="float">
            <text:p>74.01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19-08-13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608" calcext:value-type="float">
            <text:p>105.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19-02-07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66" calcext:value-type="float">
            <text:p>71.85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18-08-08 14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52" calcext:value-type="float">
            <text:p>106.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18-01-24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98264" calcext:value-type="float">
            <text:p>80.5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17-02-02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7052" calcext:value-type="float">
            <text:p>84.17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16-09-21 13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16-02-05 17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17336" calcext:value-type="float">
            <text:p>82.3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15-08-26 15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76" calcext:value-type="float">
            <text:p>112.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15-01-21 17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9528" calcext:value-type="float">
            <text:p>67.08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14-09-15 18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52" calcext:value-type="float">
            <text:p>113.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14-01-17 14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9808" calcext:value-type="float">
            <text:p>69.32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13-01-08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4568" calcext:value-type="float">
            <text:p>73.12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12-09-25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11-12-13 14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73808" calcext:value-type="float">
            <text:p>78.47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11-09-26 15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44" calcext:value-type="float">
            <text:p>123.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11-01-10 19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10-01-27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78312" calcext:value-type="float">
            <text:p>87.07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09-01-07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88952" calcext:value-type="float">
            <text:p>88.38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08-10-02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4" calcext:value-type="float">
            <text:p>108.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08-01-18 15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27472" calcext:value-type="float">
            <text:p>68.92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07-10-31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07-01-09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02208" calcext:value-type="float">
            <text:p>77.1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06-09-25 19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5152" calcext:value-type="float">
            <text:p>83.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06-01-23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6552" calcext:value-type="float">
            <text:p>84.42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05-01-24 15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25552" calcext:value-type="float">
            <text:p>76.42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04-11-15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04-09-17 14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04-02-13 14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03-09-11 14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104" calcext:value-type="float">
            <text:p>121.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03-04-18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152" calcext:value-type="float">
            <text:p>121.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03-01-21 15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06912" calcext:value-type="float">
            <text:p>87.30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02-11-18 16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76" calcext:value-type="float">
            <text:p>87.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02-09-16 17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528" calcext:value-type="float">
            <text:p>117.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02-05-10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872" calcext:value-type="float">
            <text:p>88.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02-01-24 15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9844" calcext:value-type="float">
            <text:p>94.19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01-09-27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44" calcext:value-type="float">
            <text:p>92.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01-05-03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688" calcext:value-type="float">
            <text:p>131.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01-01-04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776" calcext:value-type="float">
            <text:p>92.5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00-10-11 14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00-05-10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872" calcext:value-type="float">
            <text:p>126.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2000-01-27 15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2" calcext:value-type="float">
            <text:p>100.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99-09-28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99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016" calcext:value-type="float">
            <text:p>128.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99-01-16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968" calcext:value-type="float">
            <text:p>88.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98-11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98-01-14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97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48" calcext:value-type="float">
            <text:p>91.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97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4544" calcext:value-type="float">
            <text:p>130.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97-05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56" calcext:value-type="float">
            <text:p>121.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97-01-21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44" calcext:value-type="float">
            <text:p>92.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96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8448" calcext:value-type="float">
            <text:p>129.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96-01-16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8" calcext:value-type="float">
            <text:p>94.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95-01-17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312" calcext:value-type="float">
            <text:p>97.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94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76" calcext:value-type="float">
            <text:p>102.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93-01-04 18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52" calcext:value-type="float">
            <text:p>106.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92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9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488" calcext:value-type="float">
            <text:p>123.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90-01-10 06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624" calcext:value-type="float">
            <text:p>118.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89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72712" calcext:value-type="float">
            <text:p>118.472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88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48" calcext:value-type="float">
            <text:p>117.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72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12" calcext:value-type="float">
            <text:p>104.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71-02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32" calcext:value-type="float">
            <text:p>103.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70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52" calcext:value-type="float">
            <text:p>98.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70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456" calcext:value-type="float">
            <text:p>98.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69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36" calcext:value-type="float">
            <text:p>97.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68-09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128" calcext:value-type="float">
            <text:p>101.6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68-02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7648" calcext:value-type="float">
            <text:p>101.3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67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736" calcext:value-type="float">
            <text:p>93.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67-02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4" calcext:value-type="float">
            <text:p>92.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66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2584" calcext:value-type="float">
            <text:p>86.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65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52688" calcext:value-type="float">
            <text:p>85.5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64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744568" calcext:value-type="float">
            <text:p>80.74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63-03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9664" calcext:value-type="float">
            <text:p>79.7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62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648" calcext:value-type="float">
            <text:p>74.7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61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85656" calcext:value-type="float">
            <text:p>72.68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60-03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252" calcext:value-type="float">
            <text:p>65.88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59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83432" calcext:value-type="float">
            <text:p>67.08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58-03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1848" calcext:value-type="float">
            <text:p>66.60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57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5608" calcext:value-type="float">
            <text:p>70.01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57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58664" calcext:value-type="float">
            <text:p>68.55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56-08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47272" calcext:value-type="float">
            <text:p>74.94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56-0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5448" calcext:value-type="float">
            <text:p>61.11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55-03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2804" calcext:value-type="float">
            <text:p>64.32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54-03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4348095270401</text:p>
          </table:table-cell>
          <table:table-cell office:value-type="string" calcext:value-type="string">
            <text:p>1953-10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0732" calcext:value-type="float">
            <text:p>73.80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11" meta:object-count="0"/>
    <meta:user-defined meta:name="AppVersion">3.0</meta:user-defined>
  </office:meta>
</office:document-meta>
</file>